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pitch="variable" style:font-charset="x-symbol"/>
    <style:font-face style:name="Symbol" svg:font-family="Symbol" style:font-adornments="Bold" style:font-pitch="variable" style:font-charset="x-symbol"/>
    <style:font-face style:name="Century Schoolbook L" svg:font-family="'Century Schoolbook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2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5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ff99" style:text-align-source="fix" style:repeat-content="false" fo:border="0.74pt solid #333333" style:vertical-align="middle"/>
      <style:paragraph-properties fo:text-align="center" fo:margin-left="0pt"/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2">
      <style:table-cell-properties style:text-align-source="fix" style:repeat-content="false" fo:border="0.74pt solid #333333" style:vertical-align="middle"/>
      <style:paragraph-properties fo:text-align="center"/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background-color="#ccff99" style:text-align-source="fix" style:repeat-content="false" fo:border="0.74pt solid #333333" style:vertical-align="middle"/>
      <style:paragraph-properties fo:text-align="center" fo:margin-left="0pt"/>
      <style:text-properties style:font-name="DejaVu Sans" fo:font-size="13pt" fo:font-weight="bold" style:font-size-asian="13pt" style:font-weight-asian="bold" style:font-size-complex="13pt" style:font-weight-complex="600"/>
    </style:style>
    <style:style style:name="ce5" style:family="table-cell" style:parent-style-name="Default" style:data-style-name="N1">
      <style:table-cell-properties style:text-align-source="fix" style:repeat-content="false" fo:border="0.74pt solid #333333" style:vertical-align="middle"/>
      <style:paragraph-properties fo:text-align="center"/>
      <style:text-properties style:font-name="DejaVu Sans"/>
    </style:style>
    <style:style style:name="ce6" style:family="table-cell" style:parent-style-name="Default">
      <style:table-cell-properties fo:background-color="#ccff99" style:text-align-source="fix" style:repeat-content="false" fo:border="0.74pt solid #333333" style:vertical-align="middle"/>
      <style:paragraph-properties fo:text-align="center" fo:margin-left="0pt"/>
      <style:text-properties style:font-name="DejaVu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333333" style:vertical-align="middle"/>
      <style:paragraph-properties fo:text-align="center"/>
      <style:text-properties style:font-name="DejaVu Sans"/>
    </style:style>
    <style:style style:name="ce8" style:family="table-cell" style:parent-style-name="Default">
      <style:table-cell-properties fo:background-color="#ccff99" style:text-align-source="fix" style:repeat-content="false" fo:border="0.74pt solid #333333" style:vertical-align="middle"/>
      <style:paragraph-properties fo:text-align="center" fo:margin-left="0pt"/>
      <style:text-properties style:font-name="DejaVu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9" style:family="table-cell" style:parent-style-name="Default" style:data-style-name="N120">
      <style:table-cell-properties style:text-align-source="fix" style:repeat-content="false" fo:border="0.74pt solid #333333" style:vertical-align="middle"/>
      <style:paragraph-properties fo:text-align="center"/>
      <style:text-properties style:font-name="DejaVu Sans"/>
    </style:style>
    <style:style style:name="ce10" style:family="table-cell" style:parent-style-name="Default" style:data-style-name="N2">
      <style:text-properties style:font-name="DejaVu Sans"/>
    </style:style>
    <style:style style:name="ce11" style:family="table-cell" style:parent-style-name="Default">
      <style:text-properties fo:color="#800000" style:font-name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DejaVu Sans"/>
    </style:style>
    <style:style style:name="T2" style:family="text">
      <style:text-properties style:font-name="Symbol"/>
    </style:style>
    <style:style style:name="T3" style:family="text">
      <style:text-properties style:font-name="Symbol" style:font-name-asian="Droid Sans Fallback" style:font-name-complex="FreeSans" style:font-size-asian="13pt" style:font-size-complex="13pt" style:font-weight-complex="600"/>
    </style:style>
    <style:style style:name="T4" style:family="text">
      <style:text-properties style:font-name-asian="Droid Sans Fallback" style:font-name-complex="FreeSans" style:font-size-asian="13pt" style:font-size-complex="13pt" style:font-weight-complex="600" style:font-name="DejaVu Sans"/>
    </style:style>
  </office:automatic-styles>
  <office:body>
    <office:spreadsheet>
      <table:table table:name="Sheet1" table:style-name="ta1">
        <table:shapes>
          <draw:frame draw:z-index="0" draw:style-name="gr1" draw:text-style-name="P1" svg:width="395.01pt" svg:height="119.96pt" svg:x="374.71pt" svg:y="2.24pt">
            <draw:object draw:notify-on-update-of-ranges="Sheet1.A1:Sheet1.A1 Sheet1.A2:Sheet1.A22 Sheet1.B1:Sheet1.B1 Sheet1.B2:Sheet1.B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02.8pt" svg:height="135.01pt" svg:x="380.18pt" svg:y="129.91pt">
            <draw:object draw:notify-on-update-of-ranges="Sheet1.A1:Sheet1.A1 Sheet1.A2:Sheet1.A22 Sheet1.C1:Sheet1.C1 Sheet1.C2:Sheet1.C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84.07pt" svg:height="114.63pt" svg:x="378.62pt" svg:y="270.82pt">
            <draw:object draw:notify-on-update-of-ranges="Sheet1.A1:Sheet1.A1 Sheet1.A2:Sheet1.A22 Sheet1.D1:Sheet1.D1 Sheet1.D2:Sheet1.D22" xlink:href="./Object 3" xlink:type="simple" xlink:show="embed" xlink:actuate="onLoad"/>
            <draw:image xlink:href="./ObjectReplacements/Object 3" xlink:type="simple" xlink:show="embed" xlink:actuate="onLoad"/>
          </draw:frame>
          <draw:line draw:z-index="3" draw:style-name="gr2" draw:text-style-name="P2" svg:x1="651.8pt" svg:y1="4.54pt" svg:x2="655.68pt" svg:y2="383.92pt">
            <text:p/>
          </draw:lin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(t)</text:p>
          </table:table-cell>
          <table:table-cell table:style-name="ce4" office:value-type="string" calcext:value-type="string">
            <text:p><text:span text:style-name="T1">v(t)</text:span> <text:span text:style-name="T2">D</text:span><text:span text:style-name="T1">t</text:span></text:p>
          </table:table-cell>
          <table:table-cell table:style-name="ce4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<text:span text:style-name="T3">D</text:span><text:span text:style-name="T4">t</text:span></text:p>
          </table:table-cell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.00</text:p>
          </table:table-cell>
          <table:table-cell table:style-name="ce2" table:formula="of:=SQRT(400-25*[.A2]^2)" office:value-type="float" office:value="20" calcext:value-type="float">
            <text:p>20.00</text:p>
          </table:table-cell>
          <table:table-cell table:style-name="ce2" table:formula="of:=[.B2]*[.F$2]" office:value-type="float" office:value="4" calcext:value-type="float">
            <text:p>4.00</text:p>
          </table:table-cell>
          <table:table-cell table:style-name="ce5" table:formula="of:=([.B2]^3)*(2/3)" office:value-type="float" office:value="5333.33333333333" calcext:value-type="float">
            <text:p>5333</text:p>
          </table:table-cell>
          <table:table-cell table:style-name="ce7"/>
          <table:table-cell table:style-name="ce2" office:value-type="float" office:value="0.2" calcext:value-type="float">
            <text:p>0.20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2" table:formula="of:=[.A2]+[.F$2]" office:value-type="float" office:value="0.2" calcext:value-type="float">
            <text:p>0.20</text:p>
          </table:table-cell>
          <table:table-cell table:style-name="ce2" table:formula="of:=SQRT(400-25*[.A3]^2)" office:value-type="float" office:value="19.9749843554382" calcext:value-type="float">
            <text:p>19.97</text:p>
          </table:table-cell>
          <table:table-cell table:style-name="ce2" table:formula="of:=[.B3]*[.F$2]" office:value-type="float" office:value="3.99499687108764" calcext:value-type="float">
            <text:p>3.99</text:p>
          </table:table-cell>
          <table:table-cell table:style-name="ce5" table:formula="of:=([.B3]^3)*(2/3)" office:value-type="float" office:value="5313.34583854656" calcext:value-type="float">
            <text:p>5313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3]+[.F$2]" office:value-type="float" office:value="0.4" calcext:value-type="float">
            <text:p>0.40</text:p>
          </table:table-cell>
          <table:table-cell table:style-name="ce2" table:formula="of:=SQRT(400-25*[.A4]^2)" office:value-type="float" office:value="19.8997487421324" calcext:value-type="float">
            <text:p>19.90</text:p>
          </table:table-cell>
          <table:table-cell table:style-name="ce2" table:formula="of:=[.B4]*[.F$2]" office:value-type="float" office:value="3.97994974842648" calcext:value-type="float">
            <text:p>3.98</text:p>
          </table:table-cell>
          <table:table-cell table:style-name="ce5" table:formula="of:=([.B4]^3)*(2/3)" office:value-type="float" office:value="5253.53366792295" calcext:value-type="float">
            <text:p>5254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4]+[.F$2]" office:value-type="float" office:value="0.6" calcext:value-type="float">
            <text:p>0.60</text:p>
          </table:table-cell>
          <table:table-cell table:style-name="ce2" table:formula="of:=SQRT(400-25*[.A5]^2)" office:value-type="float" office:value="19.7737199332852" calcext:value-type="float">
            <text:p>19.77</text:p>
          </table:table-cell>
          <table:table-cell table:style-name="ce2" table:formula="of:=[.B5]*[.F$2]" office:value-type="float" office:value="3.95474398665704" calcext:value-type="float">
            <text:p>3.95</text:p>
          </table:table-cell>
          <table:table-cell table:style-name="ce5" table:formula="of:=([.B5]^3)*(2/3)" office:value-type="float" office:value="5154.34966260967" calcext:value-type="float">
            <text:p>5154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5]+[.F$2]" office:value-type="float" office:value="0.8" calcext:value-type="float">
            <text:p>0.80</text:p>
          </table:table-cell>
          <table:table-cell table:style-name="ce2" table:formula="of:=SQRT(400-25*[.A6]^2)" office:value-type="float" office:value="19.5959179422654" calcext:value-type="float">
            <text:p>19.60</text:p>
          </table:table-cell>
          <table:table-cell table:style-name="ce2" table:formula="of:=[.B6]*[.F$2]" office:value-type="float" office:value="3.91918358845308" calcext:value-type="float">
            <text:p>3.92</text:p>
          </table:table-cell>
          <table:table-cell table:style-name="ce5" table:formula="of:=([.B6]^3)*(2/3)" office:value-type="float" office:value="5016.55499321995" calcext:value-type="float">
            <text:p>5017</text:p>
          </table:table-cell>
          <table:table-cell table:style-name="ce7" office:value-type="string" calcext:value-type="string">
            <text:p>VACA</text:p>
          </table:table-cell>
          <table:table-cell table:style-name="ce9" table:formula="of:=SUM([.C2:.C10])" office:value-type="float" office:value="34.9506737015031" calcext:value-type="float">
            <text:p>34.95067</text:p>
          </table:table-cell>
          <table:table-cell table:style-name="ce10"/>
          <table:table-cell table:number-columns-repeated="1017"/>
        </table:table-row>
        <table:table-row table:style-name="ro2">
          <table:table-cell table:style-name="ce2" table:formula="of:=[.A6]+[.F$2]" office:value-type="float" office:value="1" calcext:value-type="float">
            <text:p>1.00</text:p>
          </table:table-cell>
          <table:table-cell table:style-name="ce2" table:formula="of:=SQRT(400-25*[.A7]^2)" office:value-type="float" office:value="19.3649167310371" calcext:value-type="float">
            <text:p>19.36</text:p>
          </table:table-cell>
          <table:table-cell table:style-name="ce2" table:formula="of:=[.B7]*[.F$2]" office:value-type="float" office:value="3.87298334620742" calcext:value-type="float">
            <text:p>3.87</text:p>
          </table:table-cell>
          <table:table-cell table:style-name="ce5" table:formula="of:=([.B7]^3)*(2/3)" office:value-type="float" office:value="4841.22918275927" calcext:value-type="float">
            <text:p>4841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7]+[.F$2]" office:value-type="float" office:value="1.2" calcext:value-type="float">
            <text:p>1.20</text:p>
          </table:table-cell>
          <table:table-cell table:style-name="ce2" table:formula="of:=SQRT(400-25*[.A8]^2)" office:value-type="float" office:value="19.0787840283389" calcext:value-type="float">
            <text:p>19.08</text:p>
          </table:table-cell>
          <table:table-cell table:style-name="ce2" table:formula="of:=[.B8]*[.F$2]" office:value-type="float" office:value="3.81575680566778" calcext:value-type="float">
            <text:p>3.82</text:p>
          </table:table-cell>
          <table:table-cell table:style-name="ce5" table:formula="of:=([.B8]^3)*(2/3)" office:value-type="float" office:value="4629.78492421024" calcext:value-type="float">
            <text:p>4630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8]+[.F$2]" office:value-type="float" office:value="1.4" calcext:value-type="float">
            <text:p>1.40</text:p>
          </table:table-cell>
          <table:table-cell table:style-name="ce2" table:formula="of:=SQRT(400-25*[.A9]^2)" office:value-type="float" office:value="18.7349939951952" calcext:value-type="float">
            <text:p>18.73</text:p>
          </table:table-cell>
          <table:table-cell table:style-name="ce2" table:formula="of:=[.B9]*[.F$2]" office:value-type="float" office:value="3.74699879903904" calcext:value-type="float">
            <text:p>3.75</text:p>
          </table:table-cell>
          <table:table-cell table:style-name="ce5" table:formula="of:=([.B9]^3)*(2/3)" office:value-type="float" office:value="4383.98859487567" calcext:value-type="float">
            <text:p>4384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9]+[.F$2]" office:value-type="float" office:value="1.6" calcext:value-type="float">
            <text:p>1.60</text:p>
          </table:table-cell>
          <table:table-cell table:style-name="ce2" table:formula="of:=SQRT(400-25*[.A10]^2)" office:value-type="float" office:value="18.3303027798234" calcext:value-type="float">
            <text:p>18.33</text:p>
          </table:table-cell>
          <table:table-cell table:style-name="ce2" table:formula="of:=[.B10]*[.F$2]" office:value-type="float" office:value="3.66606055596467" calcext:value-type="float">
            <text:p>3.67</text:p>
          </table:table-cell>
          <table:table-cell table:style-name="ce5" table:formula="of:=([.B10]^3)*(2/3)" office:value-type="float" office:value="4105.98782268043" calcext:value-type="float">
            <text:p>4106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0]+[.F$2]" office:value-type="float" office:value="1.8" calcext:value-type="float">
            <text:p>1.80</text:p>
          </table:table-cell>
          <table:table-cell table:style-name="ce2" table:formula="of:=SQRT(400-25*[.A11]^2)" office:value-type="float" office:value="17.8605710994918" calcext:value-type="float">
            <text:p>17.86</text:p>
          </table:table-cell>
          <table:table-cell table:style-name="ce2" table:formula="of:=[.B11]*[.F$2]" office:value-type="float" office:value="3.57211421989835" calcext:value-type="float">
            <text:p>3.57</text:p>
          </table:table-cell>
          <table:table-cell table:style-name="ce5" table:formula="of:=([.B11]^3)*(2/3)" office:value-type="float" office:value="3798.34812049191" calcext:value-type="float">
            <text:p>3798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1]+[.F$2]" office:value-type="float" office:value="2" calcext:value-type="float">
            <text:p>2.00</text:p>
          </table:table-cell>
          <table:table-cell table:style-name="ce2" table:formula="of:=SQRT(400-25*[.A12]^2)" office:value-type="float" office:value="17.3205080756888" calcext:value-type="float">
            <text:p>17.32</text:p>
          </table:table-cell>
          <table:table-cell table:style-name="ce2" table:formula="of:=[.B12]*[.F$2]" office:value-type="float" office:value="3.46410161513776" calcext:value-type="float">
            <text:p>3.46</text:p>
          </table:table-cell>
          <table:table-cell table:style-name="ce5" table:formula="of:=([.B12]^3)*(2/3)" office:value-type="float" office:value="3464.10161513776" calcext:value-type="float">
            <text:p>3464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2]+[.F$2]" office:value-type="float" office:value="2.2" calcext:value-type="float">
            <text:p>2.20</text:p>
          </table:table-cell>
          <table:table-cell table:style-name="ce2" table:formula="of:=SQRT(400-25*[.A13]^2)" office:value-type="float" office:value="16.7032930884901" calcext:value-type="float">
            <text:p>16.70</text:p>
          </table:table-cell>
          <table:table-cell table:style-name="ce2" table:formula="of:=[.B13]*[.F$2]" office:value-type="float" office:value="3.34065861769801" calcext:value-type="float">
            <text:p>3.34</text:p>
          </table:table-cell>
          <table:table-cell table:style-name="ce5" table:formula="of:=([.B13]^3)*(2/3)" office:value-type="float" office:value="3106.81251445915" calcext:value-type="float">
            <text:p>3107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3]+[.F$2]" office:value-type="float" office:value="2.4" calcext:value-type="float">
            <text:p>2.40</text:p>
          </table:table-cell>
          <table:table-cell table:style-name="ce2" table:formula="of:=SQRT(400-25*[.A14]^2)" office:value-type="float" office:value="16" calcext:value-type="float">
            <text:p>16.00</text:p>
          </table:table-cell>
          <table:table-cell table:style-name="ce2" table:formula="of:=[.B14]*[.F$2]" office:value-type="float" office:value="3.2" calcext:value-type="float">
            <text:p>3.20</text:p>
          </table:table-cell>
          <table:table-cell table:style-name="ce5" table:formula="of:=([.B14]^3)*(2/3)" office:value-type="float" office:value="2730.66666666667" calcext:value-type="float">
            <text:p>2731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4]+[.F$2]" office:value-type="float" office:value="2.6" calcext:value-type="float">
            <text:p>2.60</text:p>
          </table:table-cell>
          <table:table-cell table:style-name="ce2" table:formula="of:=SQRT(400-25*[.A15]^2)" office:value-type="float" office:value="15.1986841535707" calcext:value-type="float">
            <text:p>15.20</text:p>
          </table:table-cell>
          <table:table-cell table:style-name="ce2" table:formula="of:=[.B15]*[.F$2]" office:value-type="float" office:value="3.03973683071413" calcext:value-type="float">
            <text:p>3.04</text:p>
          </table:table-cell>
          <table:table-cell table:style-name="ce5" table:formula="of:=([.B15]^3)*(2/3)" office:value-type="float" office:value="2340.59735964988" calcext:value-type="float">
            <text:p>2341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5]+[.F$2]" office:value-type="float" office:value="2.8" calcext:value-type="float">
            <text:p>2.80</text:p>
          </table:table-cell>
          <table:table-cell table:style-name="ce2" table:formula="of:=SQRT(400-25*[.A16]^2)" office:value-type="float" office:value="14.2828568570857" calcext:value-type="float">
            <text:p>14.28</text:p>
          </table:table-cell>
          <table:table-cell table:style-name="ce2" table:formula="of:=[.B16]*[.F$2]" office:value-type="float" office:value="2.85657137141714" calcext:value-type="float">
            <text:p>2.86</text:p>
          </table:table-cell>
          <table:table-cell table:style-name="ce5" table:formula="of:=([.B16]^3)*(2/3)" office:value-type="float" office:value="1942.46853256365" calcext:value-type="float">
            <text:p>1942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6]+[.F$2]" office:value-type="float" office:value="3" calcext:value-type="float">
            <text:p>3.00</text:p>
          </table:table-cell>
          <table:table-cell table:style-name="ce2" table:formula="of:=SQRT(400-25*[.A17]^2)" office:value-type="float" office:value="13.228756555323" calcext:value-type="float">
            <text:p>13.23</text:p>
          </table:table-cell>
          <table:table-cell table:style-name="ce2" table:formula="of:=[.B17]*[.F$2]" office:value-type="float" office:value="2.64575131106459" calcext:value-type="float">
            <text:p>2.65</text:p>
          </table:table-cell>
          <table:table-cell table:style-name="ce5" table:formula="of:=([.B17]^3)*(2/3)" office:value-type="float" office:value="1543.35493145434" calcext:value-type="float">
            <text:p>1543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7]+[.F$2]" office:value-type="float" office:value="3.2" calcext:value-type="float">
            <text:p>3.20</text:p>
          </table:table-cell>
          <table:table-cell table:style-name="ce2" table:formula="of:=SQRT(400-25*[.A18]^2)" office:value-type="float" office:value="12" calcext:value-type="float">
            <text:p>12.00</text:p>
          </table:table-cell>
          <table:table-cell table:style-name="ce2" table:formula="of:=[.B18]*[.F$2]" office:value-type="float" office:value="2.4" calcext:value-type="float">
            <text:p>2.40</text:p>
          </table:table-cell>
          <table:table-cell table:style-name="ce5" table:formula="of:=([.B18]^3)*(2/3)" office:value-type="float" office:value="1152" calcext:value-type="float">
            <text:p>1152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8]+[.F$2]" office:value-type="float" office:value="3.4" calcext:value-type="float">
            <text:p>3.40</text:p>
          </table:table-cell>
          <table:table-cell table:style-name="ce2" table:formula="of:=SQRT(400-25*[.A19]^2)" office:value-type="float" office:value="10.5356537528527" calcext:value-type="float">
            <text:p>10.54</text:p>
          </table:table-cell>
          <table:table-cell table:style-name="ce2" table:formula="of:=[.B19]*[.F$2]" office:value-type="float" office:value="2.10713075057055" calcext:value-type="float">
            <text:p>2.11</text:p>
          </table:table-cell>
          <table:table-cell table:style-name="ce5" table:formula="of:=([.B19]^3)*(2/3)" office:value-type="float" office:value="779.638377711101" calcext:value-type="float">
            <text:p>780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19]+[.F$2]" office:value-type="float" office:value="3.6" calcext:value-type="float">
            <text:p>3.60</text:p>
          </table:table-cell>
          <table:table-cell table:style-name="ce2" table:formula="of:=SQRT(400-25*[.A20]^2)" office:value-type="float" office:value="8.71779788708134" calcext:value-type="float">
            <text:p>8.72</text:p>
          </table:table-cell>
          <table:table-cell table:style-name="ce2" table:formula="of:=[.B20]*[.F$2]" office:value-type="float" office:value="1.74355957741627" calcext:value-type="float">
            <text:p>1.74</text:p>
          </table:table-cell>
          <table:table-cell table:style-name="ce5" table:formula="of:=([.B20]^3)*(2/3)" office:value-type="float" office:value="441.70175961212" calcext:value-type="float">
            <text:p>442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>
          <table:table-cell table:style-name="ce2" table:formula="of:=[.A20]+[.F$2]" office:value-type="float" office:value="3.8" calcext:value-type="float">
            <text:p>3.80</text:p>
          </table:table-cell>
          <table:table-cell table:style-name="ce2" table:formula="of:=SQRT(400-25*[.A21]^2)" office:value-type="float" office:value="6.24499799839838" calcext:value-type="float">
            <text:p>6.24</text:p>
          </table:table-cell>
          <table:table-cell table:style-name="ce2" table:formula="of:=[.B21]*[.F$2]" office:value-type="float" office:value="1.24899959967968" calcext:value-type="float">
            <text:p>1.25</text:p>
          </table:table-cell>
          <table:table-cell table:style-name="ce5" table:formula="of:=([.B21]^3)*(2/3)" office:value-type="float" office:value="162.369947958357" calcext:value-type="float">
            <text:p>162</text:p>
          </table:table-cell>
          <table:table-cell table:style-name="ce7" table:number-columns-repeated="2"/>
          <table:table-cell table:style-name="ce10"/>
          <table:table-cell table:number-columns-repeated="3"/>
          <table:table-cell table:style-name="ce11"/>
          <table:table-cell table:number-columns-repeated="1013"/>
        </table:table-row>
        <table:table-row table:style-name="ro2">
          <table:table-cell table:style-name="ce2" table:formula="of:=[.A21]+[.F$2]" office:value-type="float" office:value="4" calcext:value-type="float">
            <text:p>4.00</text:p>
          </table:table-cell>
          <table:table-cell table:style-name="ce2" table:formula="of:=SQRT(400-25*[.A22]^2)" office:value-type="float" office:value="0" calcext:value-type="float">
            <text:p>0.00</text:p>
          </table:table-cell>
          <table:table-cell table:style-name="ce2" table:formula="of:=[.B22]*[.F$2]" office:value-type="float" office:value="0" calcext:value-type="float">
            <text:p>0.00</text:p>
          </table:table-cell>
          <table:table-cell table:style-name="ce5" table:formula="of:=([.B22]^3)*(2/3)" office:value-type="float" office:value="0" calcext:value-type="float">
            <text:p>0</text:p>
          </table:table-cell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2" table:number-rows-repeated="15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 table:number-rows-repeated="7">
          <table:table-cell table:style-name="Default" table:number-columns-repeated="102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pitch="variable" style:font-charset="x-symbol"/>
    <style:font-face style:name="Symbol" svg:font-family="Symbol" style:font-adornments="Bold" style:font-pitch="variable" style:font-charset="x-symbol"/>
    <style:font-face style:name="Century Schoolbook L" svg:font-family="'Century Schoolbook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DO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DO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2:21:13.616925532</meta:creation-date>
    <dc:date>2015-11-01T17:22:19.797634177</dc:date>
    <meta:editing-duration>PT3H44M20S</meta:editing-duration>
    <meta:editing-cycles>15</meta:editing-cycles>
    <meta:generator>LibreOffice/4.4.2.2$Linux_x86 LibreOffice_project/40m0$Build-2</meta:generator>
    <meta:document-statistic meta:table-count="1" meta:cell-count="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36cm" svg:height="4.233cm" xlink:href=".." xlink:type="simple" chart:class="chart:scatter" chart:style-name="ch1">
        <chart:legend chart:legend-position="end" svg:x="12.088cm" svg:y="1.817cm" style:legend-expansion="high" chart:style-name="ch2"/>
        <chart:plot-area chart:style-name="ch3" table:cell-range-address="Sheet1.A1:Sheet1.B22" chart:data-source-has-labels="row" svg:x="0.278cm" svg:y="0.084cm" svg:width="11.533cm" svg:height="4.065cm">
          <chartooo:coordinate-region svg:x="1.376cm" svg:y="0.283cm" svg:width="10.103cm" svg:height="3.2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t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20">
                <text:p>20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9.9749843554382">
                <text:p>19.9749843554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9.8997487421324">
                <text:p>19.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9.7737199332852">
                <text:p>19.7737199332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9.5959179422654">
                <text:p>19.5959179422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9.3649167310371">
                <text:p>19.364916731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9.0787840283389">
                <text:p>19.0787840283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18.7349939951952">
                <text:p>18.7349939951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18.3303027798234">
                <text:p>18.3303027798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17.8605710994918">
                <text:p>17.8605710994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7.3205080756888">
                <text:p>17.3205080756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16.7032930884901">
                <text:p>16.7032930884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15.1986841535707">
                <text:p>15.1986841535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14.2828568570857">
                <text:p>14.2828568570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.228756555323">
                <text:p>13.228756555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10.5356537528527">
                <text:p>10.5356537528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8.71779788708134">
                <text:p>8.71779788708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6.24499799839838">
                <text:p>6.24499799839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11cm" svg:height="4.764cm" xlink:href=".." xlink:type="simple" chart:class="chart:scatter" chart:style-name="ch1">
        <chart:legend chart:legend-position="end" svg:x="11.914cm" svg:y="2.083cm" style:legend-expansion="high" chart:style-name="ch2"/>
        <chart:plot-area chart:style-name="ch3" table:cell-range-address="Sheet1.A1:Sheet1.A22 Sheet1.C1:Sheet1.C22" chart:data-source-has-labels="row" svg:x="0.284cm" svg:y="0.095cm" svg:width="11.346cm" svg:height="4.574cm">
          <chartooo:coordinate-region svg:x="1.196cm" svg:y="0.294cm" svg:width="10.102cm" svg:height="3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" chart:label-cell-address="Sheet1.C1:Sheet1.C1" chart:class="chart:scatter">
            <chart:domain table:cell-range-address="Sheet1.A2:Sheet1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t) D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4">
                <text:p>4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99499687108764">
                <text:p>3.99499687108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3.97994974842648">
                <text:p>3.97994974842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95474398665704">
                <text:p>3.95474398665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3.91918358845308">
                <text:p>3.91918358845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.87298334620742">
                <text:p>3.87298334620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.81575680566778">
                <text:p>3.81575680566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3.74699879903904">
                <text:p>3.74699879903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3.66606055596467">
                <text:p>3.66606055596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3.57211421989835">
                <text:p>3.57211421989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.46410161513776">
                <text:p>3.46410161513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3.34065861769801">
                <text:p>3.34065861769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3.03973683071413">
                <text:p>3.03973683071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2.85657137141714">
                <text:p>2.85657137141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64575131106459">
                <text:p>2.64575131106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2.10713075057055">
                <text:p>2.10713075057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1.74355957741627">
                <text:p>1.74355957741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.24899959967968">
                <text:p>1.24899959967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5cm" svg:height="4.045cm" xlink:href=".." xlink:type="simple" chart:class="chart:scatter" chart:style-name="ch1">
        <chart:legend chart:legend-position="end" svg:x="12.02cm" svg:y="1.723cm" style:legend-expansion="high" chart:style-name="ch2"/>
        <chart:plot-area chart:style-name="ch3" table:cell-range-address="Sheet1.A1:Sheet1.A22 Sheet1.D1:Sheet1.D22" chart:data-source-has-labels="row" svg:x="0.271cm" svg:y="0.08cm" svg:width="11.479cm" svg:height="3.885cm">
          <chartooo:coordinate-region svg:x="1.263cm" svg:y="0.279cm" svg:width="10.155cm" svg:height="3.0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2" chart:label-cell-address="Sheet1.D1:Sheet1.D1" chart:class="chart:scatter">
            <chart:domain table:cell-range-address="Sheet1.A2:Sheet1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5333.33333333333">
                <text:p>5333.33333333333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5313.34583854656">
                <text:p>5313.34583854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5253.53366792295">
                <text:p>5253.5336679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5154.34966260967">
                <text:p>5154.34966260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5016.55499321995">
                <text:p>5016.55499321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841.22918275927">
                <text:p>4841.22918275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4629.78492421024">
                <text:p>4629.7849242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4383.98859487567">
                <text:p>4383.98859487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4105.98782268043">
                <text:p>4105.98782268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3798.34812049191">
                <text:p>3798.34812049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464.10161513776">
                <text:p>3464.10161513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3106.81251445915">
                <text:p>3106.81251445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2730.66666666667">
                <text:p>2730.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2340.59735964988">
                <text:p>2340.59735964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1942.46853256365">
                <text:p>1942.46853256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543.35493145434">
                <text:p>1543.35493145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779.638377711101">
                <text:p>779.638377711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441.70175961212">
                <text:p>441.70175961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62.369947958357">
                <text:p>162.369947958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